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5" style:family="text">
      <style:text-properties fo:font-size="11.00pt" style:text-position="sub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style:text-position="super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9" style:family="text">
      <style:text-properties fo:font-size="11.00pt" style:text-position="sub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2" style:family="text">
      <style:text-properties fo:font-size="11.00pt" style:text-position="sub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5" style:family="text">
      <style:text-properties fo:font-size="11.00pt" style:text-position="sub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style:text-position="super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9" style:family="text">
      <style:text-properties fo:font-size="11.00pt" style:text-position="sub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32" style:family="text">
      <style:text-properties fo:font-size="11.00pt" style:text-position="sub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CMU Serif'" style:font-family-asian="'CMU Serif'" style:font-family-complex="'CMU Serif'" fo:background-color="transparent" style:use-window-font-color="true"/>
    </style:style>
    <style:style style:name="T36" style:family="text">
      <style:text-properties fo:font-size="12.00pt" fo:font-weight="normal" fo:font-family="'CMU Serif'" style:font-family-asian="'CMU Serif'" style:font-family-complex="'CMU Serif'" fo:background-color="transparent" style:use-window-font-color="true" fo:font-style="italic"/>
    </style:style>
    <style:style style:name="T37" style:family="text">
      <style:text-properties fo:font-size="12.00pt" style:text-position="sub" fo:font-weight="normal" fo:font-family="'CMU Serif'" style:font-family-asian="'CMU Serif'" style:font-family-complex="'CMU Serif'" fo:background-color="transparent" style:use-window-font-color="true"/>
    </style:style>
    <style:style style:name="T38" style:family="text">
      <style:text-properties fo:font-size="12.00pt" fo:font-weight="normal" fo:font-family="'CMU Serif'" style:font-family-asian="'CMU Serif'" style:font-family-complex="'CMU Serif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CMU Serif'" style:font-family-asian="'CMU Serif'" style:font-family-complex="'CMU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2" style:family="text">
      <style:text-properties fo:font-size="11.00pt" style:text-position="sub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style:text-position="super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6" style:family="text">
      <style:text-properties fo:font-size="11.00pt" style:text-position="sub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9" style:family="text">
      <style:text-properties fo:font-size="11.00pt" style:text-position="sub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52" style:family="text">
      <style:text-properties fo:font-size="11.00pt" style:text-position="sub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style:text-position="super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2.00pt" fo:font-weight="normal" fo:font-family="'CMU Serif'" style:font-family-asian="'CMU Serif'" style:font-family-complex="'CMU Serif'" fo:background-color="transparent" style:use-window-font-color="true"/>
    </style:style>
    <style:style style:name="T57" style:family="text">
      <style:text-properties fo:font-size="12.00pt" fo:font-weight="normal" fo:font-family="'CMU Serif'" style:font-family-asian="'CMU Serif'" style:font-family-complex="'CMU Serif'" fo:background-color="transparent" style:use-window-font-color="true" fo:font-style="italic"/>
    </style:style>
    <style:style style:name="T58" style:family="text">
      <style:text-properties fo:font-size="12.00pt" style:text-position="sub" fo:font-weight="normal" fo:font-family="'CMU Serif'" style:font-family-asian="'CMU Serif'" style:font-family-complex="'CMU Serif'" fo:background-color="transparent" style:use-window-font-color="true"/>
    </style:style>
    <style:style style:name="T59" style:family="text">
      <style:text-properties fo:font-size="12.00pt" fo:font-weight="normal" fo:font-family="'CMU Serif'" style:font-family-asian="'CMU Serif'" style:font-family-complex="'CMU Serif'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2.00pt" fo:font-weight="normal" fo:font-family="'CMU Serif'" style:font-family-asian="'CMU Serif'" style:font-family-complex="'CMU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63" style:family="text">
      <style:text-properties fo:font-size="11.00pt" style:text-position="sub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style:text-position="super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67" style:family="text">
      <style:text-properties fo:font-size="11.00pt" style:text-position="sub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70" style:family="text">
      <style:text-properties fo:font-size="11.00pt" style:text-position="sub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74" style:family="text">
      <style:text-properties fo:font-size="11.00pt" style:text-position="sub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style:text-position="super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2.00pt" fo:font-weight="normal" fo:font-family="'CMU Serif'" style:font-family-asian="'CMU Serif'" style:font-family-complex="'CMU Serif'" fo:background-color="transparent" style:use-window-font-color="true"/>
    </style:style>
    <style:style style:name="T7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89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4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9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5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11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17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2.00pt" fo:font-weight="normal" fo:font-family="'CMU Serif'" style:font-family-asian="'CMU Serif'" style:font-family-complex="'CMU Serif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CMU Serif'" style:font-family-asian="'CMU Serif'" style:font-family-complex="'CMU Serif'" fo:background-color="transparent" style:use-window-font-color="true" fo:font-style="italic"/>
    </style:style>
    <style:style style:name="T131" style:family="text">
      <style:text-properties fo:font-size="12.00pt" style:text-position="sub" fo:font-weight="normal" fo:font-family="'CMU Serif'" style:font-family-asian="'CMU Serif'" style:font-family-complex="'CMU Serif'" fo:background-color="transparent" style:use-window-font-color="true"/>
    </style:style>
    <style:style style:name="T132" style:family="text">
      <style:text-properties fo:font-size="12.00pt" fo:font-weight="normal" fo:font-family="'CMU Serif'" style:font-family-asian="'CMU Serif'" style:font-family-complex="'CMU Serif'" fo:background-color="transparent" style:use-window-font-color="true"/>
    </style:style>
    <style:style style:name="T1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CMU Serif'" style:font-family-asian="'CMU Serif'" style:font-family-complex="'CMU Serif'" fo:background-color="transparent" style:use-window-font-color="true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CMU Serif'" style:font-family-asian="'CMU Serif'" style:font-family-complex="'CMU Serif'" fo:background-color="transparent" style:use-window-font-color="true" fo:font-style="italic"/>
    </style:style>
    <style:style style:name="T138" style:family="text">
      <style:text-properties fo:font-size="12.00pt" style:text-position="sub" fo:font-weight="normal" fo:font-family="'CMU Serif'" style:font-family-asian="'CMU Serif'" style:font-family-complex="'CMU Serif'" fo:background-color="transparent" style:use-window-font-color="true"/>
    </style:style>
    <style:style style:name="T139" style:family="text">
      <style:text-properties fo:font-size="12.00pt" fo:font-weight="normal" fo:font-family="'CMU Serif'" style:font-family-asian="'CMU Serif'" style:font-family-complex="'CMU Serif'" fo:background-color="transparent" style:use-window-font-color="true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CMU Serif'" style:font-family-asian="'CMU Serif'" style:font-family-complex="'CMU Serif'" fo:background-color="transparent" style:use-window-font-color="true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CMU Serif'" style:font-family-asian="'CMU Serif'" style:font-family-complex="'CMU Serif'" fo:background-color="transparent" style:use-window-font-color="true" fo:font-style="italic"/>
    </style:style>
    <style:style style:name="T145" style:family="text">
      <style:text-properties fo:font-size="12.00pt" style:text-position="sub" fo:font-weight="normal" fo:font-family="'CMU Serif'" style:font-family-asian="'CMU Serif'" style:font-family-complex="'CMU Serif'" fo:background-color="transparent" style:use-window-font-color="true"/>
    </style:style>
    <style:style style:name="T146" style:family="text">
      <style:text-properties fo:font-size="12.00pt" fo:font-weight="normal" fo:font-family="'CMU Serif'" style:font-family-asian="'CMU Serif'" style:font-family-complex="'CMU Serif'" fo:background-color="transparent" style:use-window-font-color="true"/>
    </style:style>
    <style:style style:name="T1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CMU Serif'" style:font-family-asian="'CMU Serif'" style:font-family-complex="'CMU Serif'" fo:background-color="transparent" style:use-window-font-color="true"/>
    </style:style>
    <style:style style:name="T1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CMU Serif'" style:font-family-asian="'CMU Serif'" style:font-family-complex="'CMU Serif'" fo:background-color="transparent" style:use-window-font-color="true" fo:font-style="italic"/>
    </style:style>
    <style:style style:name="T152" style:family="text">
      <style:text-properties fo:font-size="12.00pt" style:text-position="sub" fo:font-weight="normal" fo:font-family="'CMU Serif'" style:font-family-asian="'CMU Serif'" style:font-family-complex="'CMU Serif'" fo:background-color="transparent" style:use-window-font-color="true"/>
    </style:style>
    <style:style style:name="T153" style:family="text">
      <style:text-properties fo:font-size="12.00pt" fo:font-weight="normal" fo:font-family="'CMU Serif'" style:font-family-asian="'CMU Serif'" style:font-family-complex="'CMU Serif'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CMU Serif'" style:font-family-asian="'CMU Serif'" style:font-family-complex="'CMU Serif'" fo:background-color="transparent" style:use-window-font-color="true"/>
    </style:style>
    <style:style style:name="T1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CMU Serif'" style:font-family-asian="'CMU Serif'" style:font-family-complex="'CMU Serif'" fo:background-color="transparent" style:use-window-font-color="true" fo:font-style="italic"/>
    </style:style>
    <style:style style:name="T159" style:family="text">
      <style:text-properties fo:font-size="12.00pt" style:text-position="sub" fo:font-weight="normal" fo:font-family="'CMU Serif'" style:font-family-asian="'CMU Serif'" style:font-family-complex="'CMU Serif'" fo:background-color="transparent" style:use-window-font-color="true"/>
    </style:style>
    <style:style style:name="T160" style:family="text">
      <style:text-properties fo:font-size="12.00pt" fo:font-weight="normal" fo:font-family="'CMU Serif'" style:font-family-asian="'CMU Serif'" style:font-family-complex="'CMU Serif'" fo:background-color="transparent" style:use-window-font-color="true"/>
    </style:style>
    <style:style style:name="T1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CMU Serif'" style:font-family-asian="'CMU Serif'" style:font-family-complex="'CMU Serif'" fo:background-color="transparent" style:use-window-font-color="true"/>
    </style:style>
    <style:style style:name="T1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68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170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74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175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176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1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80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182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1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86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187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188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1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92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193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194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1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98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199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00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04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05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06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10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11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12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16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17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18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22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23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24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28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29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30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34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35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36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46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47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48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52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53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54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58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59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60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64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65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66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70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71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72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76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77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78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82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83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84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88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89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90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94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95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296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2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00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01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302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3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06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07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308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3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12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13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314" style:family="text">
      <style:text-properties fo:font-size="12.00pt" style:text-position="sub" fo:font-weight="normal" fo:font-family="'Times New Roman'" style:font-family-asian="'Times New Roman'" style:font-family-complex="'Times New Roman'" fo:background-color="transparent" style:use-window-font-color="true"/>
    </style:style>
    <style:style style:name="T3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3.50pt" fo:text-indent="-3.50pt">
        <style:tab-stops>
          <style:tab-stop style:position="343.80pt"/>
          <style:tab-stop style:position="98686.00pt" style:leader-style="dotted"/>
        </style:tab-stops>
      </style:paragraph-properties>
    </style:style>
    <style:style style:name="P2" style:family="paragraph">
      <style:paragraph-properties fo:line-height="100.00%" fo:text-align="left" fo:margin-top="6.00pt"/>
    </style:style>
    <style:style style:name="P3" style:family="paragraph">
      <style:paragraph-properties fo:line-height="100.00%" fo:text-align="justify" fo:margin-top="6.00pt"/>
    </style:style>
    <style:style style:name="P4" style:family="paragraph">
      <style:paragraph-properties fo:line-height="100.00%" fo:text-align="left" fo:margin-left="3.50pt" fo:text-indent="-3.50pt">
        <style:tab-stops>
          <style:tab-stop style:position="343.80pt"/>
          <style:tab-stop style:position="98686.00pt" style:leader-style="dotted"/>
        </style:tab-stops>
      </style:paragraph-properties>
    </style:style>
    <style:style style:name="P5" style:family="paragraph">
      <style:paragraph-properties fo:line-height="100.00%" fo:text-align="left" fo:margin-top="12.00pt"/>
    </style:style>
    <style:style style:name="P6" style:family="paragraph">
      <style:paragraph-properties fo:line-height="105.00%" fo:text-align="center" fo:margin-bottom="8.00pt"/>
    </style:style>
    <style:style style:name="P7" style:family="paragraph">
      <style:paragraph-properties fo:line-height="105.00%" fo:text-align="left" fo:margin-bottom="8.00pt"/>
    </style:style>
    <style:style style:name="P8" style:family="paragraph">
      <style:paragraph-properties fo:line-height="105.00%" fo:text-align="center" fo:margin-bottom="8.00p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top="12.00pt"/>
    </style:style>
    <style:style style:name="P11" style:family="paragraph">
      <style:paragraph-properties fo:line-height="100.00%" fo:text-align="justify"/>
    </style:style>
    <style:style style:name="P12" style:family="paragraph">
      <style:paragraph-properties fo:line-height="100.00%" fo:text-align="left" fo:margin-left="3.50pt" fo:text-indent="-3.50pt">
        <style:tab-stops>
          <style:tab-stop style:position="127.60pt"/>
          <style:tab-stop style:position="32893.00pt"/>
        </style:tab-stops>
      </style:paragraph-properties>
    </style:style>
    <style:style style:name="P13" style:family="paragraph">
      <style:paragraph-properties fo:line-height="100.00%" fo:text-align="justify"/>
    </style:style>
    <style:style style:name="P14" style:family="paragraph">
      <style:paragraph-properties fo:line-height="100.00%" fo:text-align="left" fo:margin-left="3.50pt" fo:text-indent="-3.50pt">
        <style:tab-stops>
          <style:tab-stop style:position="127.60pt"/>
          <style:tab-stop style:position="32893.00pt"/>
        </style:tab-stops>
      </style:paragraph-properties>
    </style:style>
    <style:style style:name="P15" style:family="paragraph">
      <style:paragraph-properties fo:line-height="100.00%" fo:text-align="justify"/>
    </style:style>
    <style:style style:name="P16" style:family="paragraph">
      <style:paragraph-properties fo:line-height="100.00%" fo:text-align="left" fo:margin-left="3.50pt" fo:text-indent="-3.50pt">
        <style:tab-stops>
          <style:tab-stop style:position="127.60pt"/>
          <style:tab-stop style:position="32893.00pt"/>
        </style:tab-stops>
      </style:paragraph-properties>
    </style:style>
    <style:style style:name="P17" style:family="paragraph">
      <style:paragraph-properties fo:line-height="100.00%" fo:text-align="left" fo:margin-left="3.50pt" fo:text-indent="-3.50pt">
        <style:tab-stops>
          <style:tab-stop style:position="127.60pt"/>
          <style:tab-stop style:position="32893.00pt"/>
        </style:tab-stops>
      </style:paragraph-properties>
    </style:style>
    <style:style style:name="P18" style:family="paragraph">
      <style:paragraph-properties fo:line-height="100.00%" fo:text-align="justify"/>
    </style:style>
    <style:style style:name="P19" style:family="paragraph">
      <style:paragraph-properties fo:line-height="100.00%" fo:text-align="left" fo:margin-left="3.50pt" fo:text-indent="-3.50pt">
        <style:tab-stops>
          <style:tab-stop style:position="127.60pt"/>
          <style:tab-stop style:position="32893.00pt"/>
        </style:tab-stops>
      </style:paragraph-properties>
    </style:style>
    <style:style style:name="P20" style:family="paragraph">
      <style:paragraph-properties fo:line-height="100.00%" fo:text-align="justify"/>
    </style:style>
    <style:style style:name="P21" style:family="paragraph">
      <style:paragraph-properties fo:line-height="100.00%" fo:text-align="center"/>
    </style:style>
    <style:style style:name="P22" style:family="paragraph">
      <style:paragraph-properties fo:line-height="100.00%" fo:text-align="justify"/>
    </style:style>
    <style:style style:name="P23" style:family="paragraph">
      <style:paragraph-properties fo:line-height="105.00%" fo:text-align="left" fo:margin-bottom="8.00pt"/>
    </style:style>
    <style:style style:name="P24" style:family="paragraph">
      <style:paragraph-properties fo:line-height="100.00%" fo:text-align="left" fo:margin-top="12.00pt"/>
    </style:style>
    <style:style style:name="P25" style:family="paragraph">
      <style:paragraph-properties fo:line-height="105.00%" fo:text-align="center" fo:margin-bottom="8.00pt"/>
    </style:style>
    <style:style style:name="P26" style:family="paragraph">
      <style:paragraph-properties fo:line-height="105.00%" fo:text-align="left" fo:margin-bottom="8.00pt"/>
    </style:style>
    <style:style style:name="P27" style:family="paragraph">
      <style:paragraph-properties fo:line-height="105.00%" fo:text-align="center" fo:margin-bottom="8.00pt"/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justify" fo:margin-top="6.00pt"/>
    </style:style>
    <style:style style:name="P30" style:family="paragraph">
      <style:paragraph-properties fo:line-height="105.00%" fo:text-align="left" fo:margin-bottom="8.00pt"/>
    </style:style>
    <style:style style:name="P31" style:family="paragraph">
      <style:paragraph-properties fo:line-height="100.00%" fo:text-align="left" fo:margin-left="3.50pt" fo:text-indent="-3.50pt">
        <style:tab-stops>
          <style:tab-stop style:position="127.60pt"/>
          <style:tab-stop style:position="32893.00pt"/>
        </style:tab-stops>
      </style:paragraph-properties>
    </style:style>
    <style:style style:name="P32" style:family="paragraph">
      <style:paragraph-properties fo:line-height="100.00%" fo:text-align="justify"/>
    </style:style>
    <style:style style:name="P33" style:family="paragraph">
      <style:paragraph-properties fo:line-height="100.00%" fo:text-align="left" fo:margin-left="3.50pt" fo:text-indent="-3.50pt">
        <style:tab-stops>
          <style:tab-stop style:position="127.60pt"/>
          <style:tab-stop style:position="32893.00pt"/>
        </style:tab-stops>
      </style:paragraph-properties>
    </style:style>
    <style:style style:name="P34" style:family="paragraph">
      <style:paragraph-properties fo:line-height="100.00%" fo:text-align="justify"/>
    </style:style>
    <style:style style:name="P35" style:family="paragraph">
      <style:paragraph-properties fo:line-height="100.00%" fo:text-align="left" fo:margin-left="3.50pt" fo:text-indent="-3.50pt">
        <style:tab-stops>
          <style:tab-stop style:position="127.60pt"/>
          <style:tab-stop style:position="32893.00pt"/>
        </style:tab-stops>
      </style:paragraph-properties>
    </style:style>
    <style:style style:name="P36" style:family="paragraph">
      <style:paragraph-properties fo:line-height="100.00%" fo:text-align="justify"/>
    </style:style>
    <style:style style:name="P37" style:family="paragraph">
      <style:paragraph-properties fo:line-height="100.00%" fo:text-align="left" fo:margin-left="3.50pt" fo:text-indent="-3.50pt">
        <style:tab-stops>
          <style:tab-stop style:position="127.60pt"/>
          <style:tab-stop style:position="32893.00pt"/>
        </style:tab-stops>
      </style:paragraph-properties>
    </style:style>
    <style:style style:name="P38" style:family="paragraph">
      <style:paragraph-properties fo:line-height="100.00%" fo:text-align="left" fo:margin-top="12.00pt"/>
    </style:style>
    <style:style style:name="P39" style:family="paragraph">
      <style:paragraph-properties fo:line-height="100.00%" fo:text-align="left" fo:margin-left="3.50pt" fo:text-indent="-3.50pt">
        <style:tab-stops>
          <style:tab-stop style:position="127.60pt"/>
          <style:tab-stop style:position="32893.00pt"/>
        </style:tab-stops>
      </style:paragraph-properties>
    </style:style>
    <style:style style:name="P40" style:family="paragraph">
      <style:paragraph-properties fo:line-height="100.00%" fo:text-align="justify"/>
    </style:style>
    <style:style style:name="P41" style:family="paragraph">
      <style:paragraph-properties fo:line-height="100.00%" fo:text-align="left" fo:margin-left="3.50pt" fo:text-indent="-3.50pt">
        <style:tab-stops>
          <style:tab-stop style:position="127.60pt"/>
          <style:tab-stop style:position="32893.00pt"/>
        </style:tab-stops>
      </style:paragraph-properties>
    </style:style>
    <style:style style:name="P42" style:family="paragraph">
      <style:paragraph-properties fo:line-height="100.00%" fo:text-align="left" fo:margin-left="3.50pt" fo:text-indent="-3.50pt">
        <style:tab-stops>
          <style:tab-stop style:position="127.60pt"/>
          <style:tab-stop style:position="32893.00pt"/>
        </style:tab-stops>
      </style:paragraph-properties>
    </style:style>
    <style:style style:name="P43" style:family="paragraph">
      <style:paragraph-properties fo:line-height="100.00%" fo:text-align="justify"/>
    </style:style>
    <style:style style:name="P44" style:family="paragraph">
      <style:paragraph-properties fo:line-height="100.00%" fo:text-align="left" fo:margin-left="3.50pt" fo:text-indent="-3.50pt">
        <style:tab-stops>
          <style:tab-stop style:position="127.60pt"/>
          <style:tab-stop style:position="32893.00pt"/>
        </style:tab-stops>
      </style:paragraph-properties>
    </style:style>
    <style:style style:name="P45" style:family="paragraph">
      <style:paragraph-properties fo:line-height="100.00%" fo:text-align="left" fo:margin-left="3.50pt" fo:text-indent="-3.50pt">
        <style:tab-stops>
          <style:tab-stop style:position="127.60pt"/>
          <style:tab-stop style:position="32893.00pt"/>
        </style:tab-stops>
      </style:paragraph-properties>
    </style:style>
    <style:style style:name="P46" style:family="paragraph">
      <style:paragraph-properties fo:line-height="100.00%" fo:text-align="justify"/>
    </style:style>
    <style:style style:name="P47" style:family="paragraph">
      <style:paragraph-properties fo:line-height="100.00%" fo:text-align="left" fo:margin-left="3.50pt" fo:text-indent="-3.50pt">
        <style:tab-stops>
          <style:tab-stop style:position="127.60pt"/>
          <style:tab-stop style:position="32893.00pt"/>
        </style:tab-stops>
      </style:paragraph-properties>
    </style:style>
    <style:style style:name="P48" style:family="paragraph">
      <style:paragraph-properties fo:line-height="100.00%" fo:text-align="left" fo:margin-left="3.50pt" fo:text-indent="-3.50pt">
        <style:tab-stops>
          <style:tab-stop style:position="127.60pt"/>
          <style:tab-stop style:position="32893.00pt"/>
        </style:tab-stops>
      </style:paragraph-properties>
    </style:style>
    <style:style style:name="P49" style:family="paragraph">
      <style:paragraph-properties fo:line-height="100.00%" fo:text-align="justify"/>
    </style:style>
    <style:style style:name="P50" style:family="paragraph">
      <style:paragraph-properties fo:line-height="100.00%" fo:text-align="left" fo:margin-left="3.50pt" fo:text-indent="-3.50pt">
        <style:tab-stops>
          <style:tab-stop style:position="127.60pt"/>
          <style:tab-stop style:position="32893.00pt"/>
        </style:tab-stops>
      </style:paragraph-properties>
    </style:style>
    <style:style style:name="P51" style:family="paragraph">
      <style:paragraph-properties fo:line-height="100.00%" fo:text-align="justify"/>
    </style:style>
    <style:style style:name="P52" style:family="paragraph">
      <style:paragraph-properties fo:line-height="100.00%" fo:text-align="left" fo:margin-left="3.50pt" fo:text-indent="-3.50pt">
        <style:tab-stops>
          <style:tab-stop style:position="127.60pt"/>
          <style:tab-stop style:position="32893.00pt"/>
        </style:tab-stops>
      </style:paragraph-properties>
    </style:style>
    <style:style style:name="P53" style:family="paragraph">
      <style:paragraph-properties fo:line-height="100.00%" fo:text-align="justify"/>
    </style:style>
    <style:style style:name="P54" style:family="paragraph">
      <style:paragraph-properties fo:line-height="100.00%" fo:text-align="left" fo:margin-left="3.50pt" fo:text-indent="-3.50pt">
        <style:tab-stops>
          <style:tab-stop style:position="127.60pt"/>
          <style:tab-stop style:position="32893.00pt"/>
        </style:tab-stops>
      </style:paragraph-properties>
    </style:style>
    <style:style style:name="P55" style:family="paragraph">
      <style:paragraph-properties fo:line-height="100.00%" fo:text-align="justify"/>
    </style:style>
    <style:style style:name="P56" style:family="paragraph">
      <style:paragraph-properties fo:line-height="100.00%" fo:text-align="center"/>
    </style:style>
    <style:style style:name="P57" style:family="paragraph">
      <style:paragraph-properties fo:line-height="100.00%" fo:text-align="justify"/>
    </style:style>
    <style:style style:name="P58" style:family="paragraph">
      <style:paragraph-properties fo:line-height="100.00%" fo:text-align="left" fo:margin-bottom="8.00pt"/>
    </style:style>
    <style:style style:name="P59" style:family="paragraph">
      <style:paragraph-properties fo:line-height="105.00%" fo:text-align="left" fo:margin-bottom="8.00pt"/>
    </style:style>
    <style:style style:name="P60" style:family="paragraph">
      <style:paragraph-properties fo:line-height="100.00%" fo:text-align="left" fo:margin-top="12.00pt"/>
    </style:style>
    <style:style style:name="P61" style:family="paragraph">
      <style:paragraph-properties fo:line-height="105.00%" fo:text-align="center" fo:margin-bottom="8.00pt"/>
    </style:style>
    <style:style style:name="P62" style:family="paragraph">
      <style:paragraph-properties fo:line-height="105.00%" fo:text-align="left" fo:margin-bottom="8.00pt"/>
    </style:style>
    <style:style style:name="P63" style:family="paragraph">
      <style:paragraph-properties fo:line-height="105.00%" fo:text-align="center" fo:margin-bottom="8.00pt"/>
    </style:style>
    <style:style style:name="P64" style:family="paragraph">
      <style:paragraph-properties fo:line-height="100.00%" fo:text-align="left" fo:margin-top="12.00pt"/>
    </style:style>
    <style:style style:name="P65" style:family="paragraph">
      <style:paragraph-properties fo:line-height="100.00%" fo:text-align="left" fo:margin-left="3.50pt" fo:text-indent="-3.50pt">
        <style:tab-stops>
          <style:tab-stop style:position="127.60pt"/>
          <style:tab-stop style:position="32893.00pt"/>
        </style:tab-stops>
      </style:paragraph-properties>
    </style:style>
    <style:style style:name="P66" style:family="paragraph">
      <style:paragraph-properties fo:line-height="100.00%" fo:text-align="justify"/>
    </style:style>
    <style:style style:name="P67" style:family="paragraph">
      <style:paragraph-properties fo:line-height="100.00%" fo:text-align="left" fo:margin-left="3.50pt" fo:text-indent="-3.50pt">
        <style:tab-stops>
          <style:tab-stop style:position="127.60pt"/>
          <style:tab-stop style:position="32893.00pt"/>
        </style:tab-stops>
      </style:paragraph-properties>
    </style:style>
    <style:style style:name="P68" style:family="paragraph">
      <style:paragraph-properties fo:line-height="100.00%" fo:text-align="justify"/>
    </style:style>
    <style:style style:name="P69" style:family="paragraph">
      <style:paragraph-properties fo:line-height="100.00%" fo:text-align="left" fo:margin-left="3.50pt" fo:text-indent="-3.50pt">
        <style:tab-stops>
          <style:tab-stop style:position="127.60pt"/>
          <style:tab-stop style:position="32893.00pt"/>
        </style:tab-stops>
      </style:paragraph-properties>
    </style:style>
    <style:style style:name="P70" style:family="paragraph">
      <style:paragraph-properties fo:line-height="100.00%" fo:text-align="justify"/>
    </style:style>
    <style:style style:name="P71" style:family="paragraph">
      <style:paragraph-properties fo:line-height="100.00%" fo:text-align="left" fo:margin-left="3.50pt" fo:text-indent="-3.50pt">
        <style:tab-stops>
          <style:tab-stop style:position="127.60pt"/>
          <style:tab-stop style:position="32893.00pt"/>
        </style:tab-stops>
      </style:paragraph-properties>
    </style:style>
    <style:style style:name="P72" style:family="paragraph">
      <style:paragraph-properties fo:line-height="100.00%" fo:text-align="justify"/>
    </style:style>
    <style:style style:name="P73" style:family="paragraph">
      <style:paragraph-properties fo:line-height="100.00%" fo:text-align="left" fo:margin-left="3.50pt" fo:text-indent="-3.50pt">
        <style:tab-stops>
          <style:tab-stop style:position="127.60pt"/>
          <style:tab-stop style:position="32893.00pt"/>
        </style:tab-stops>
      </style:paragraph-properties>
    </style:style>
    <style:style style:name="P74" style:family="paragraph">
      <style:paragraph-properties fo:line-height="100.00%" fo:text-align="justify"/>
    </style:style>
    <style:style style:name="P75" style:family="paragraph">
      <style:paragraph-properties fo:line-height="100.00%" fo:text-align="left" fo:margin-left="3.50pt" fo:text-indent="-3.50pt">
        <style:tab-stops>
          <style:tab-stop style:position="127.60pt"/>
          <style:tab-stop style:position="32893.00pt"/>
        </style:tab-stops>
      </style:paragraph-properties>
    </style:style>
    <style:style style:name="P76" style:family="paragraph">
      <style:paragraph-properties fo:line-height="100.00%" fo:text-align="justify"/>
    </style:style>
    <style:style style:name="P77" style:family="paragraph">
      <style:paragraph-properties fo:line-height="100.00%" fo:text-align="left" fo:margin-left="3.50pt" fo:text-indent="-3.50pt">
        <style:tab-stops>
          <style:tab-stop style:position="127.60pt"/>
          <style:tab-stop style:position="32893.00pt"/>
        </style:tab-stops>
      </style:paragraph-properties>
    </style:style>
    <style:style style:name="P78" style:family="paragraph">
      <style:paragraph-properties fo:line-height="100.00%" fo:text-align="justify"/>
    </style:style>
    <style:style style:name="P79" style:family="paragraph">
      <style:paragraph-properties fo:line-height="100.00%" fo:text-align="center"/>
    </style:style>
    <style:style style:name="P80" style:family="paragraph">
      <style:paragraph-properties fo:line-height="105.00%" fo:text-align="left" fo:margin-bottom="8.00pt"/>
    </style:style>
    <style:style style:name="TableColumn0100" style:family="table-column">
      <style:table-column-properties style:column-width="4.823611in"/>
    </style:style>
    <style:style style:name="TableColumn0101" style:family="table-column">
      <style:table-column-properties style:column-width="1.968750in"/>
    </style:style>
    <style:style style:name="Table01" style:family="table">
      <style:table-properties style:width="6.792361in" fo:margin-left="0.000000in" style:writing-mode="lr" table:align="left" style:may-break-between-rows="true"/>
    </style:style>
    <style:style style:name="TableRow0100" style:family="table-row">
      <style:table-row-properties style:min-row-height="0.963889in"/>
    </style:style>
    <style:style style:name="TableCell010000" style:family="table-cell">
      <style:table-cell-properties fo:border-top="0.020833in solid #000000" fo:border-left="0.020833in solid #000000" fo:border-right="0.020833in solid #000000" fo:border-bottom="0.020833in solid #000000" fo:padding-left="0.048611in" fo:padding-right="0.048611in" fo:vertical-align="top" fo:background-color="#ffffff"/>
    </style:style>
    <style:style style:name="TableCell010001" style:family="table-cell">
      <style:table-cell-properties fo:border-top="0.020833in solid #000000" fo:border-left="0.020833in solid #000000" fo:border-right="0.020833in solid #000000" fo:border-bottom="0.020833in solid #000000" fo:padding-left="0.048611in" fo:padding-right="0.048611in" fo:vertical-align="top" fo:background-color="#ffffff"/>
    </style:style>
    <style:style style:name="TableColumn0200" style:family="table-column">
      <style:table-column-properties style:column-width="1.820833in"/>
    </style:style>
    <style:style style:name="TableColumn0201" style:family="table-column">
      <style:table-column-properties style:column-width="1.821528in"/>
    </style:style>
    <style:style style:name="Table02" style:family="table">
      <style:table-properties style:width="3.642361in" fo:margin-left="0.000000in" style:writing-mode="lr" table:align="left" style:may-break-between-rows="true"/>
    </style:style>
    <style:style style:name="TableRow0200" style:family="table-row">
      <style:table-row-properties style:min-row-height="0.208333in"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201" style:family="table-row">
      <style:table-row-properties style:min-row-height="0.208333in"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02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olumn0300" style:family="table-column">
      <style:table-column-properties style:column-width="1.820833in"/>
    </style:style>
    <style:style style:name="TableColumn0301" style:family="table-column">
      <style:table-column-properties style:column-width="1.821528in"/>
    </style:style>
    <style:style style:name="Table03" style:family="table">
      <style:table-properties style:width="3.642361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300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301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302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olumn0400" style:family="table-column">
      <style:table-column-properties style:column-width="1.820833in"/>
    </style:style>
    <style:style style:name="TableColumn0401" style:family="table-column">
      <style:table-column-properties style:column-width="1.821528in"/>
    </style:style>
    <style:style style:name="Table04" style:family="table">
      <style:table-properties style:width="3.642361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400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401" style:family="table-row">
      <style:table-row-properties style:min-row-height="0.218750in"/>
    </style:style>
    <style:style style:name="TableCell0401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401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402" style:family="table-row">
      <style:table-row-properties style:min-row-height="0.177083in"/>
    </style:style>
    <style:style style:name="TableCell0402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402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403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404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405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olumn0500" style:family="table-column">
      <style:table-column-properties style:column-width="1.820833in"/>
    </style:style>
    <style:style style:name="TableColumn0501" style:family="table-column">
      <style:table-column-properties style:column-width="1.821528in"/>
    </style:style>
    <style:style style:name="Table05" style:family="table">
      <style:table-properties style:width="3.642361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500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501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502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503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504" style:family="table-row">
      <style:table-row-properties/>
    </style:style>
    <style:style style:name="TableCell0504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504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505" style:family="table-row">
      <style:table-row-properties/>
    </style:style>
    <style:style style:name="TableCell0505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505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2"><text:span text:style-name="T2">Pràctica virtual </text:span></text:p>
            <text:p text:style-name="P3"><text:span text:style-name="T3">Grup: 34<text:s text:c="11"/>Cognoms: Duran Lopez<text:s text:c="46"/></text:span></text:p>
            <text:p text:style-name="P3"><text:span text:style-name="T3"><text:s text:c="25"/>Nom: Marc</text:span><text:span text:style-name="T4"/></text:p>
          </table:table-cell>
          <table:table-cell table:style-name="TableCell010001">
            <text:p text:style-name="P3"><text:span text:style-name="T5">Data: 10/10/2020</text:span></text:p>
            <text:p text:style-name="P3"><text:span text:style-name="T6"/></text:p>
            <text:p text:style-name="P3"><text:span text:style-name="T7">Qualificació:</text:span><text:span text:style-name="T8"/></text:p>
          </table:table-cell>
        </table:table-row>
      </table:table>
      <text:p text:style-name="P5"><text:span text:style-name="T9">Podeu afegir més fulls si us falta per algun dels exercicis </text:span></text:p>
      <text:p text:style-name="P5"><text:span text:style-name="T10">2.1 Divisor de tensió<text:line-break/></text:span></text:p>
      <text:p text:style-name="P6"><text:span text:style-name="T10">Resolució del problema previ (apartat 1.3)</text:span><text:span text:style-name="T11"/></text:p>
      <text:p text:style-name="P7"><text:span text:style-name="T11"/></text:p>
      <text:p text:style-name="P8"><text:span text:style-name="T12">Valors mesurats</text:span></text:p>
      <text:p text:style-name="P9"><text:span text:style-name="T13">valors “aleatoris” de les resistències,<text:s/></text:span><text:span text:style-name="T14">R</text:span><text:span text:style-name="T15">1</text:span><text:span text:style-name="T16">*</text:span><text:span text:style-name="T17">=</text:span><text:span text:style-name="T18">R</text:span><text:span text:style-name="T19">1</text:span><text:span text:style-name="T20">+</text:span><text:span text:style-name="T21">n</text:span><text:span text:style-name="T22">1</text:span><text:span text:style-name="T23">-5,<text:s text:c="2"/></text:span><text:span text:style-name="T24">R</text:span><text:span text:style-name="T25">2</text:span><text:span text:style-name="T26">*</text:span><text:span text:style-name="T27">=</text:span><text:span text:style-name="T28">R</text:span><text:span text:style-name="T29">2</text:span><text:span text:style-name="T30">+</text:span><text:span text:style-name="T31">n</text:span><text:span text:style-name="T32">2</text:span><text:span text:style-name="T33">-5</text:span><text:span text:style-name="T34"><text:s/></text:span></text:p>
      <text:p text:style-name="P10"><text:span text:style-name="T35">DNI : 47894988H<text:line-break/></text:span><text:span text:style-name="T36">R</text:span><text:span text:style-name="T37">1</text:span><text:span text:style-name="T38">(100</text:span><text:span text:style-name="T39">Ω</text:span><text:span text:style-name="T40">) =<text:s/></text:span><text:span text:style-name="T41">R</text:span><text:span text:style-name="T42">1</text:span><text:span text:style-name="T43">*</text:span><text:span text:style-name="T44">=</text:span><text:span text:style-name="T45">R</text:span><text:span text:style-name="T46">1</text:span><text:span text:style-name="T47">+</text:span><text:span text:style-name="T48">n</text:span><text:span text:style-name="T49">1</text:span><text:span text:style-name="T50">-5<text:s text:c="2"/></text:span><text:span text:style-name="T51">R</text:span><text:span text:style-name="T52">1</text:span><text:span text:style-name="T53">*</text:span><text:span text:style-name="T54">= 100 + 4 -5 = 99</text:span><text:span text:style-name="T55">Ω</text:span><text:span text:style-name="T56"><text:line-break/></text:span><text:span text:style-name="T57">R</text:span><text:span text:style-name="T58">2</text:span><text:span text:style-name="T59">(200</text:span><text:span text:style-name="T60">Ω</text:span><text:span text:style-name="T61">) =<text:s/></text:span><text:span text:style-name="T62">R</text:span><text:span text:style-name="T63">2</text:span><text:span text:style-name="T64">*</text:span><text:span text:style-name="T65">=</text:span><text:span text:style-name="T66">R</text:span><text:span text:style-name="T67">2</text:span><text:span text:style-name="T68">+</text:span><text:span text:style-name="T69">n</text:span><text:span text:style-name="T70">2</text:span><text:span text:style-name="T71">-5</text:span><text:span text:style-name="T72"><text:s/></text:span><text:span text:style-name="T73">R</text:span><text:span text:style-name="T74">2</text:span><text:span text:style-name="T75">*</text:span><text:span text:style-name="T76">= 200 + 7 -5 = 202</text:span><text:span text:style-name="T77">Ω</text:span><text:span text:style-name="T78"><text:line-break/><text:line-break/></text:span><text:span text:style-name="T79">Intensitats te</text:span><text:span text:style-name="T80">ò</text:span><text:span text:style-name="T81">riques i experimentals<text:s/></text:span><text:span text:style-name="T82">(els valors te</text:span><text:span text:style-name="T83">ò</text:span><text:span text:style-name="T84">rics s</text:span><text:span text:style-name="T85">ó</text:span><text:span text:style-name="T86">n els que resulten al problema previ, on heu utilitzat els valors nominals)</text:span></text:p>
      <text:p text:style-name="P11"><text:span text:style-name="T87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13"><text:span text:style-name="T88">I</text:span><text:span text:style-name="T89">te</text:span><text:span text:style-name="T90"><text:s/></text:span><text:span text:style-name="T91">= 16.67 mA</text:span><text:span text:style-name="T92"/></text:p>
          </table:table-cell>
          <table:table-cell table:style-name="TableCell020001">
            <text:p text:style-name="P13"><text:span text:style-name="T93">I</text:span><text:span text:style-name="T94">ex</text:span><text:span text:style-name="T95"><text:s/></text:span><text:span text:style-name="T96">= -0.0166113 A</text:span><text:span text:style-name="T97"/></text:p>
          </table:table-cell>
        </table:table-row>
        <table:table-row table:style-name="TableRow0201">
          <table:table-cell table:style-name="TableCell020100">
            <text:p text:style-name="P15"><text:span text:style-name="T98">V</text:span><text:span text:style-name="T99">AB</text:span><text:span text:style-name="T100">te</text:span><text:span text:style-name="T101"><text:s/></text:span><text:span text:style-name="T102">= 1.67 V</text:span><text:span text:style-name="T103"/></text:p>
          </table:table-cell>
          <table:table-cell table:style-name="TableCell020101">
            <text:p text:style-name="P15"><text:span text:style-name="T104">V</text:span><text:span text:style-name="T105">AB</text:span><text:span text:style-name="T106">ex</text:span><text:span text:style-name="T107"><text:s/></text:span><text:span text:style-name="T108">= 1.64452 V</text:span><text:span text:style-name="T109"/></text:p>
          </table:table-cell>
        </table:table-row>
        <table:table-row table:style-name="TableRow0202">
          <table:table-cell table:style-name="TableCell020200">
            <text:p text:style-name="P18"><text:span text:style-name="T110">V</text:span><text:span text:style-name="T111">BC</text:span><text:span text:style-name="T112">te</text:span><text:span text:style-name="T113"><text:s/></text:span><text:span text:style-name="T114">= 3.33 V</text:span><text:span text:style-name="T115"/></text:p>
          </table:table-cell>
          <table:table-cell table:style-name="TableCell020201">
            <text:p text:style-name="P18"><text:span text:style-name="T116">V</text:span><text:span text:style-name="T117">BC</text:span><text:span text:style-name="T118">ex</text:span><text:span text:style-name="T119"><text:s/></text:span><text:span text:style-name="T120">= 3.35548 V</text:span><text:span text:style-name="T121"/></text:p>
          </table:table-cell>
        </table:table-row>
      </table:table>
      <text:p text:style-name="P20"><text:span text:style-name="T121"/></text:p>
      <text:p text:style-name="P21"><text:span text:style-name="T122">Captura de pantalla del circuit implementat amb una eina de simulació</text:span></text:p>
      <text:p text:style-name="P22"><text:span text:style-name="T123"/></text:p>
      <text:p text:style-name="P23"><draw:frame text:anchor-type="as-char" svg:width="146.58mm" svg:height="68.79mm" style:rel-width="scale" style:rel-height="scale"><draw:object-ole xlink:href="OleObj1"/><draw:image xlink:href="ObjectReplacements/OleObj1"/></draw:frame><text:span text:style-name="T123"/></text:p>
      <text:p text:style-name="P24"><text:span text:style-name="T124">2.2 Resistència equivalent: Circuit 1<text:line-break/></text:span></text:p>
      <text:p text:style-name="P25"><text:span text:style-name="T124">Resolució del problema previ (apartat 1.4)</text:span><text:span text:style-name="T125"/></text:p>
      <text:p text:style-name="P26"><text:span text:style-name="T125"/></text:p>
      <text:p text:style-name="P27"><text:span text:style-name="T126">Valors mesurats</text:span></text:p>
      <text:p text:style-name="P28"><text:span text:style-name="T126">Resistència equivalent<text:line-break/></text:span><text:span text:style-name="T127">valors “aleatoris” de les resistències</text:span></text:p>
      <text:p text:style-name="P29"><text:span text:style-name="T128">DNI : 47894988H</text:span></text:p>
      <text:p text:style-name="P30"><text:span text:style-name="T129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32"><text:span text:style-name="T130">R</text:span><text:span text:style-name="T131">1</text:span><text:span text:style-name="T132">(100</text:span><text:span text:style-name="T133">Ω</text:span><text:span text:style-name="T134">)= 99<text:s/></text:span><text:span text:style-name="T135">Ω</text:span><text:span text:style-name="T136"/></text:p>
          </table:table-cell>
          <table:table-cell table:style-name="TableCell030001">
            <text:p text:style-name="P32"><text:span text:style-name="T137">R</text:span><text:span text:style-name="T138">4</text:span><text:span text:style-name="T139">(100</text:span><text:span text:style-name="T140">Ω</text:span><text:span text:style-name="T141">)= 104<text:s/></text:span><text:span text:style-name="T142">Ω</text:span><text:span text:style-name="T143"/></text:p>
          </table:table-cell>
        </table:table-row>
        <table:table-row table:style-name="TableRow0301">
          <table:table-cell table:style-name="TableCell030100">
            <text:p text:style-name="P34"><text:span text:style-name="T144">R</text:span><text:span text:style-name="T145">2</text:span><text:span text:style-name="T146">(100</text:span><text:span text:style-name="T147">Ω</text:span><text:span text:style-name="T148">)= 102<text:s/></text:span><text:span text:style-name="T149">Ω</text:span><text:span text:style-name="T150"/></text:p>
          </table:table-cell>
          <table:table-cell table:style-name="TableCell030101">
            <text:p text:style-name="P34"><text:span text:style-name="T151">R</text:span><text:span text:style-name="T152">5</text:span><text:span text:style-name="T153">(100</text:span><text:span text:style-name="T154">Ω</text:span><text:span text:style-name="T155">)= 99<text:s/></text:span><text:span text:style-name="T156">Ω</text:span><text:span text:style-name="T157"/></text:p>
          </table:table-cell>
        </table:table-row>
        <table:table-row table:style-name="TableRow0302">
          <table:table-cell table:style-name="TableCell030200">
            <text:p text:style-name="P36"><text:span text:style-name="T158">R</text:span><text:span text:style-name="T159">3</text:span><text:span text:style-name="T160">(100</text:span><text:span text:style-name="T161">Ω</text:span><text:span text:style-name="T162">)= 103<text:s/></text:span><text:span text:style-name="T163">Ω</text:span><text:span text:style-name="T164"/></text:p>
          </table:table-cell>
          <table:table-cell table:style-name="TableCell030201">
            <text:p text:style-name="P36"><text:span text:style-name="T164"/></text:p>
          </table:table-cell>
        </table:table-row>
      </table:table>
      <text:p text:style-name="P38"><text:span text:style-name="T165">Circuit 1 </text:span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40"><text:span text:style-name="T167">V</text:span><text:span text:style-name="T168">C</text:span><text:span text:style-name="T169">te</text:span><text:span text:style-name="T170"><text:s/></text:span><text:span text:style-name="T171">= 0.5 V</text:span><text:span text:style-name="T172"/></text:p>
          </table:table-cell>
          <table:table-cell table:style-name="TableCell040001">
            <text:p text:style-name="P40"><text:span text:style-name="T173">V</text:span><text:span text:style-name="T174">C</text:span><text:span text:style-name="T175">ex</text:span><text:span text:style-name="T176"><text:s/></text:span><text:span text:style-name="T177">= 0.507463 V</text:span><text:span text:style-name="T178"/></text:p>
          </table:table-cell>
        </table:table-row>
        <table:table-row table:style-name="TableRow0401">
          <table:table-cell table:style-name="TableCell040100">
            <text:p text:style-name="P43"><text:span text:style-name="T179">V</text:span><text:span text:style-name="T180">D</text:span><text:span text:style-name="T181">te</text:span><text:span text:style-name="T182"><text:s/></text:span><text:span text:style-name="T183">= 0.5 V</text:span><text:span text:style-name="T184"/></text:p>
          </table:table-cell>
          <table:table-cell table:style-name="TableCell040101">
            <text:p text:style-name="P43"><text:span text:style-name="T185">V</text:span><text:span text:style-name="T186">D</text:span><text:span text:style-name="T187">ex</text:span><text:span text:style-name="T188"><text:s/></text:span><text:span text:style-name="T189">= 0.502415 V</text:span><text:span text:style-name="T190"/></text:p>
          </table:table-cell>
        </table:table-row>
        <table:table-row table:style-name="TableRow0402">
          <table:table-cell table:style-name="TableCell040200">
            <text:p text:style-name="P46"><text:span text:style-name="T191">I</text:span><text:span text:style-name="T192">1</text:span><text:span text:style-name="T193">te</text:span><text:span text:style-name="T194"><text:s/></text:span><text:span text:style-name="T195">= 5 mA</text:span><text:span text:style-name="T196"/></text:p>
          </table:table-cell>
          <table:table-cell table:style-name="TableCell040201">
            <text:p text:style-name="P46"><text:span text:style-name="T197">I</text:span><text:span text:style-name="T198">1</text:span><text:span text:style-name="T199">ex</text:span><text:span text:style-name="T200"><text:s/></text:span><text:span text:style-name="T201">= -0.00497512 A</text:span><text:span text:style-name="T202"/></text:p>
          </table:table-cell>
        </table:table-row>
        <table:table-row table:style-name="TableRow0403">
          <table:table-cell table:style-name="TableCell040300">
            <text:p text:style-name="P49"><text:span text:style-name="T203">I</text:span><text:span text:style-name="T204">2</text:span><text:span text:style-name="T205">te</text:span><text:span text:style-name="T206"><text:s/></text:span><text:span text:style-name="T207">= 5 mA</text:span><text:span text:style-name="T208"/></text:p>
          </table:table-cell>
          <table:table-cell table:style-name="TableCell040301">
            <text:p text:style-name="P49"><text:span text:style-name="T209">I</text:span><text:span text:style-name="T210">2</text:span><text:span text:style-name="T211">ex</text:span><text:span text:style-name="T212"><text:s/></text:span><text:span text:style-name="T213">= -0.00483092 A</text:span><text:span text:style-name="T214"/></text:p>
          </table:table-cell>
        </table:table-row>
        <table:table-row table:style-name="TableRow0404">
          <table:table-cell table:style-name="TableCell040400">
            <text:p text:style-name="P51"><text:span text:style-name="T215">I</text:span><text:span text:style-name="T216">ε</text:span><text:span text:style-name="T217">te</text:span><text:span text:style-name="T218"><text:s/></text:span><text:span text:style-name="T219">= 10mA</text:span><text:span text:style-name="T220"/></text:p>
          </table:table-cell>
          <table:table-cell table:style-name="TableCell040401">
            <text:p text:style-name="P51"><text:span text:style-name="T221">I</text:span><text:span text:style-name="T222">ε</text:span><text:span text:style-name="T223">ex</text:span><text:span text:style-name="T224"><text:s/></text:span><text:span text:style-name="T225">= -0.00980604 A</text:span><text:span text:style-name="T226"/></text:p>
          </table:table-cell>
        </table:table-row>
        <table:table-row table:style-name="TableRow0405">
          <table:table-cell table:style-name="TableCell040500">
            <text:p text:style-name="P53"><text:span text:style-name="T227">R</text:span><text:span text:style-name="T228">εq</text:span><text:span text:style-name="T229">te</text:span><text:span text:style-name="T230"><text:s/></text:span><text:span text:style-name="T231">=100 Ω</text:span><text:span text:style-name="T232"/></text:p>
          </table:table-cell>
          <table:table-cell table:style-name="TableCell040501">
            <text:p text:style-name="P53"><text:span text:style-name="T233">R</text:span><text:span text:style-name="T234">εq</text:span><text:span text:style-name="T235">ex</text:span><text:span text:style-name="T236"><text:s/></text:span><text:span text:style-name="T237">= 101.97794 Ω</text:span><text:span text:style-name="T238"/></text:p>
          </table:table-cell>
        </table:table-row>
      </table:table>
      <text:p text:style-name="P55"><text:span text:style-name="T238"/></text:p>
      <text:p text:style-name="P56"><text:span text:style-name="T239">Captura de pantalla del circuit implementat amb una eina de simulació</text:span></text:p>
      <text:p text:style-name="P57"><text:span text:style-name="T240"/></text:p>
      <text:p text:style-name="P58"><draw:frame text:anchor-type="as-char" svg:width="164.04mm" svg:height="47.89mm" style:rel-width="scale" style:rel-height="scale"><draw:object-ole xlink:href="OleObj2"/><draw:image xlink:href="ObjectReplacements/OleObj2"/></draw:frame><text:span text:style-name="T240"/></text:p>
      <text:p text:style-name="P58"><text:span text:style-name="T240"/></text:p>
      <text:p text:style-name="P59"><text:span text:style-name="T240"/></text:p>
      <text:p text:style-name="P59"><text:span text:style-name="T240"/></text:p>
      <text:p text:style-name="P59"><text:span text:style-name="T240"/></text:p>
      <text:p text:style-name="P59"><text:span text:style-name="T240"/></text:p>
      <text:p text:style-name="P59"><text:span text:style-name="T240"/></text:p>
      <text:p text:style-name="P60"><text:span text:style-name="T241">2.3 Resistència equivalent: Circuit 2<text:line-break/></text:span></text:p>
      <text:p text:style-name="P61"><text:span text:style-name="T241">Resolució del problema previ (apartat 1.5)</text:span><text:span text:style-name="T242"/></text:p>
      <text:p text:style-name="P62"><text:span text:style-name="T242"/></text:p>
      <text:p text:style-name="P63"><text:span text:style-name="T243">Valors mesurats</text:span></text:p>
      <text:p text:style-name="P64"><text:span text:style-name="T243">Circuit 2 </text:span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66"><text:span text:style-name="T245">V</text:span><text:span text:style-name="T246">C</text:span><text:span text:style-name="T247">te</text:span><text:span text:style-name="T248"><text:s/></text:span><text:span text:style-name="T249">= 0.5 V</text:span><text:span text:style-name="T250"/></text:p>
          </table:table-cell>
          <table:table-cell table:style-name="TableCell050001">
            <text:p text:style-name="P66"><text:span text:style-name="T251">V</text:span><text:span text:style-name="T252">C</text:span><text:span text:style-name="T253">ex</text:span><text:span text:style-name="T254"><text:s/></text:span><text:span text:style-name="T255">= 0.506201 V</text:span><text:span text:style-name="T256"/></text:p>
          </table:table-cell>
        </table:table-row>
        <table:table-row table:style-name="TableRow0501">
          <table:table-cell table:style-name="TableCell050100">
            <text:p text:style-name="P68"><text:span text:style-name="T257">V</text:span><text:span text:style-name="T258">D</text:span><text:span text:style-name="T259">te</text:span><text:span text:style-name="T260"><text:s/></text:span><text:span text:style-name="T261">= 0.5 V</text:span><text:span text:style-name="T262"/></text:p>
          </table:table-cell>
          <table:table-cell table:style-name="TableCell050101">
            <text:p text:style-name="P68"><text:span text:style-name="T263">V</text:span><text:span text:style-name="T264">D</text:span><text:span text:style-name="T265">ex</text:span><text:span text:style-name="T266"><text:s/></text:span><text:span text:style-name="T267">= 0.503715 V</text:span><text:span text:style-name="T268"/></text:p>
          </table:table-cell>
        </table:table-row>
        <table:table-row table:style-name="TableRow0502">
          <table:table-cell table:style-name="TableCell050200">
            <text:p text:style-name="P70"><text:span text:style-name="T269">I</text:span><text:span text:style-name="T270">1</text:span><text:span text:style-name="T271">te</text:span><text:span text:style-name="T272"><text:s/></text:span><text:span text:style-name="T273">= 5 mA</text:span><text:span text:style-name="T274"/></text:p>
          </table:table-cell>
          <table:table-cell table:style-name="TableCell050201">
            <text:p text:style-name="P70"><text:span text:style-name="T275">I</text:span><text:span text:style-name="T276">1</text:span><text:span text:style-name="T277">ex</text:span><text:span text:style-name="T278"><text:s/></text:span><text:span text:style-name="T279">= -0.00498787 A</text:span><text:span text:style-name="T280"/></text:p>
          </table:table-cell>
        </table:table-row>
        <table:table-row table:style-name="TableRow0503">
          <table:table-cell table:style-name="TableCell050300">
            <text:p text:style-name="P72"><text:span text:style-name="T281">I</text:span><text:span text:style-name="T282">2</text:span><text:span text:style-name="T283">te</text:span><text:span text:style-name="T284"><text:s/></text:span><text:span text:style-name="T285">= 5 mA</text:span><text:span text:style-name="T286"/></text:p>
          </table:table-cell>
          <table:table-cell table:style-name="TableCell050301">
            <text:p text:style-name="P72"><text:span text:style-name="T287">I</text:span><text:span text:style-name="T288">2</text:span><text:span text:style-name="T289">ex</text:span><text:span text:style-name="T290"><text:s/></text:span><text:span text:style-name="T291">= -0.00484341 A</text:span><text:span text:style-name="T292"/></text:p>
          </table:table-cell>
        </table:table-row>
        <table:table-row table:style-name="TableRow0504">
          <table:table-cell table:style-name="TableCell050400">
            <text:p text:style-name="P74"><text:span text:style-name="T293">I</text:span><text:span text:style-name="T294">ε</text:span><text:span text:style-name="T295">te</text:span><text:span text:style-name="T296"><text:s/></text:span><text:span text:style-name="T297">= 10mA</text:span><text:span text:style-name="T298"/></text:p>
          </table:table-cell>
          <table:table-cell table:style-name="TableCell050401">
            <text:p text:style-name="P74"><text:span text:style-name="T299">I</text:span><text:span text:style-name="T300">ε</text:span><text:span text:style-name="T301">ex</text:span><text:span text:style-name="T302"><text:s/></text:span><text:span text:style-name="T303">= -0.00980617 A</text:span><text:span text:style-name="T304"/></text:p>
          </table:table-cell>
        </table:table-row>
        <table:table-row table:style-name="TableRow0505">
          <table:table-cell table:style-name="TableCell050500">
            <text:p text:style-name="P76"><text:span text:style-name="T305">R</text:span><text:span text:style-name="T306">εq</text:span><text:span text:style-name="T307">te</text:span><text:span text:style-name="T308"><text:s/></text:span><text:span text:style-name="T309">= 100 Ω</text:span><text:span text:style-name="T310"/></text:p>
          </table:table-cell>
          <table:table-cell table:style-name="TableCell050501">
            <text:p text:style-name="P76"><text:span text:style-name="T311">R</text:span><text:span text:style-name="T312">εq</text:span><text:span text:style-name="T313">ex</text:span><text:span text:style-name="T314"><text:s/></text:span><text:span text:style-name="T315">= 101.9766127 Ω</text:span><text:span text:style-name="T316"/></text:p>
          </table:table-cell>
        </table:table-row>
      </table:table>
      <text:p text:style-name="P78"><text:span text:style-name="T316"/></text:p>
      <text:p text:style-name="P79"><text:span text:style-name="T317">Captura de pantalla del circuit implementat amb una eina de simulació</text:span></text:p>
      <text:p text:style-name="P79"><text:span text:style-name="T318"/></text:p>
      <text:p text:style-name="P79"><draw:frame text:anchor-type="as-char" svg:width="161.93mm" svg:height="44.98mm" style:rel-width="scale" style:rel-height="scale"><draw:object-ole xlink:href="OleObj3"/><draw:image xlink:href="ObjectReplacements/OleObj3"/></draw:frame><text:span text:style-name="T318"/></text:p>
      <text:p text:style-name="P80"><text:span text:style-name="T31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